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01000015F000000B77E0595263AC1DDC4E.svg" manifest:media-type="image/svg+xml"/>
  <manifest:file-entry manifest:full-path="Pictures/10000201000001B9000001214162588BA1521763.png" manifest:media-type="image/png"/>
  <manifest:file-entry manifest:full-path="Pictures/10000201000000D40000006FDD78A99758373C5A.png" manifest:media-type="image/png"/>
  <manifest:file-entry manifest:full-path="Pictures/10000201000000A30000016500F081ED1434DC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29cm"/>
    </style:style>
    <style:style style:name="gr4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5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6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31cm"/>
    </style:style>
    <style:style style:name="gr7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8dc75"/>
      <style:paragraph-properties fo:text-align="center"/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 draw:fill-color="#f8dc75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solid" draw:fill-color="#d2a41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-33% 58%"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4cm" svg:height="3.493cm" draw:transform="skewX (-0.000349065850398866) rotate (0.00610865238198015) translate (12.284cm 7.607cm)">
          <draw:image xlink:href="Pictures/10000201000000A30000016500F081ED1434DC6C.png" xlink:type="simple" xlink:show="embed" xlink:actuate="onLoad">
            <text:p/>
          </draw:image>
        </draw:frame>
        <draw:frame draw:style-name="gr1" draw:text-style-name="P1" draw:layer="layout" svg:width="2.508cm" svg:height="1.644cm" svg:x="5.3cm" svg:y="9.5cm">
          <draw:image xlink:href="Pictures/10000201000001B9000001214162588BA1521763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029cm" svg:height="1.422cm" svg:x="5.1cm" svg:y="11.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" draw:text-style-name="P2" draw:layer="layout" svg:width="1.028cm" svg:height="1.422cm" svg:x="5.186cm" svg:y="11.38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1.029cm" svg:height="1.422cm" svg:x="5.271cm" svg:y="11.478cm">
              <text:p text:style-name="P3"><text:span text:style-name="T1">C</text:span><text:span text:style-name="T1">A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  <draw:custom-shape draw:style-name="gr5" draw:text-style-name="P4" draw:layer="layout" svg:width="1.028cm" svg:height="1.422cm" svg:x="6.9cm" svg:y="11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6.985cm" svg:y="11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7.072cm" svg:y="11.478cm">
          <text:p text:style-name="P3"><text:span text:style-name="T2">f(</text:span><text:span text:style-name="T2">x</text:span><text:span text:style-name="T2">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1.2cm" svg:height="0.627cm" draw:transform="rotate (-1.56730566829091) translate (10.927cm 11.7cm)">
          <draw:image xlink:href="Pictures/10000901000015F000000B77E0595263AC1DDC4E.svg" xlink:type="simple" xlink:show="embed" xlink:actuate="onLoad">
            <text:p/>
          </draw:image>
          <draw:image xlink:href="Pictures/10000201000000D40000006FDD78A99758373C5A.png" xlink:type="simple" xlink:show="embed" xlink:actuate="onLoad"/>
        </draw:frame>
        <draw:custom-shape draw:style-name="gr4" draw:text-style-name="P5" draw:layer="layout" svg:width="1.029cm" svg:height="1.422cm" svg:x="11.7cm" svg:y="11.478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3.3cm" svg:y="11.4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3.385cm" svg:y="11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3.472cm" svg:y="11.589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6.901cm" svg:y="11.30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6.986cm" svg:y="11.3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7.073cm" svg:y="11.479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5.271cm" svg:y="13.679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5.011cm" svg:y="11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5.096cm" svg:y="11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15.183cm" svg:y="11.567cm">
          <text:p text:style-name="P3"><text:span text:style-name="T2">f(x</text:span><text:span text:style-name="T2">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5.012cm" svg:y="11.3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5.097cm" svg:y="11.47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15.184cm" svg:y="11.568cm">
          <text:p text:style-name="P3"><text:span text:style-name="T3">f</text:span><text:span text:style-name="T4">c</text:span><text:span text:style-name="T3">(</text:span><text:span text:style-name="T3">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5.1cm" svg:y="13.5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1.7cm" svg:y="13.478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3.3cm" svg:y="13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3.385cm" svg:y="13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3.472cm" svg:y="13.478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3.301cm" svg:y="11.41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3.386cm" svg:y="11.50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3.473cm" svg:y="11.59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5.3cm" svg:y="15.678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6.9cm" svg:y="15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6.985cm" svg:y="15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7.072cm" svg:y="15.678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5.271cm" svg:y="17.678cm">
          <text:p text:style-name="P3"><text:span text:style-name="T6">P</text:span><text:span text:style-name="T6">M</text:span><text:span text:style-name="T6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7.071cm" svg:y="17.678cm">
          <text:p text:style-name="P3"><text:span text:style-name="T6">enc</text:span></text:p>
          <text:p text:style-name="P3"><text:span text:style-name="T6">P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11.671cm" svg:y="15.5cm">
          <text:p text:style-name="P3"><text:span text:style-name="T6">en</text:span><text:span text:style-name="T6">c</text:span></text:p>
          <text:p text:style-name="P3"><text:span text:style-name="T6">PM</text:span><text:span text:style-name="T6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6.1cm" svg:y="19.678cm">
          <text:p text:style-name="P3"><text:span text:style-name="T6">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13.471cm" svg:y="15.5cm">
          <text:p text:style-name="P3"><text:span text:style-name="T6">P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.029cm" svg:height="1.422cm" svg:x="15.1cm" svg:y="15.478cm">
          <text:p text:style-name="P3"><text:span text:style-name="T6">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7.071cm" svg:y="13.679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4:25:09.945393011</meta:creation-date>
    <dc:date>2018-03-23T15:17:52.439618559</dc:date>
    <meta:editing-duration>PT42M37S</meta:editing-duration>
    <meta:editing-cycles>8</meta:editing-cycles>
    <meta:generator>LibreOffice/5.1.6.2$Linux_X86_64 LibreOffice_project/10m0$Build-2</meta:generator>
    <meta:document-statistic meta:object-count="44"/>
  </office:meta>
</office:document-meta>
</file>